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fo:padding="0.049cm" fo:border="0.06pt solid #d9d9e3"/>
    </style:style>
    <style:style style:name="P2" style:family="paragraph" style:parent-style-name="Preformatted_20_Text">
      <style:paragraph-properties fo:padding="0.049cm" fo:border="0.06pt solid #d9d9e3"/>
    </style:style>
    <style:style style:name="P3" style:family="paragraph" style:parent-style-name="Text_20_body">
      <style:paragraph-properties fo:padding="0.049cm" fo:border="0.06pt solid #d9d9e3"/>
    </style:style>
    <style:style style:name="T1" style:family="text">
      <style:text-properties loext:padding="0.049cm" loext: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1"><text:s text:c="15"/>+-----------------+</text:span></text:span></text:p>
      <text:p text:style-name="P2"><text:span text:style-name="Source_20_Text"><text:span text:style-name="T1"><text:s text:c="16"/>| <text:s text:c="2"/>Utilisateur <text:s text:c="2"/>|</text:span></text:span></text:p>
      <text:p text:style-name="P2"><text:span text:style-name="Source_20_Text"><text:span text:style-name="T1"><text:s text:c="16"/>+-----------------+</text:span></text:span></text:p>
      <text:p text:style-name="P2"><text:span text:style-name="Source_20_Text"><text:span text:style-name="T1"><text:s text:c="25"/>|</text:span></text:span></text:p>
      <text:p text:style-name="P2"><text:span text:style-name="Source_20_Text"><text:span text:style-name="T1"><text:s text:c="25"/>| Effectue</text:span></text:span></text:p>
      <text:p text:style-name="P2"><text:span text:style-name="Source_20_Text"><text:span text:style-name="T1"><text:s text:c="25"/>|</text:span></text:span></text:p>
      <text:p text:style-name="P2"><text:span text:style-name="Source_20_Text"><text:span text:style-name="T1"><text:s text:c="16"/>+-----------------+</text:span></text:span></text:p>
      <text:p text:style-name="P2"><text:span text:style-name="Source_20_Text"><text:span text:style-name="T1"><text:s text:c="16"/>| <text:s text:c="2"/>Liste de tâches|</text:span></text:span></text:p>
      <text:p text:style-name="P2"><text:span text:style-name="Source_20_Text"><text:span text:style-name="T1"><text:s text:c="16"/>+-----------------+</text:span></text:span></text:p>
      <text:p text:style-name="P2"><text:span text:style-name="Source_20_Text"><text:span text:style-name="T1"><text:s text:c="25"/>|</text:span></text:span></text:p>
      <text:p text:style-name="P2"><text:span text:style-name="Source_20_Text"><text:span text:style-name="T1"><text:s text:c="25"/>| Réalise les</text:span></text:span></text:p>
      <text:p text:style-name="P2"><text:span text:style-name="Source_20_Text"><text:span text:style-name="T1"><text:s text:c="25"/>| actions suivantes :</text:span></text:span></text:p>
      <text:p text:style-name="P2"><text:span text:style-name="Source_20_Text"><text:span text:style-name="T1"><text:s text:c="25"/>|</text:span></text:span></text:p>
      <text:p text:style-name="P2"><text:span text:style-name="Source_20_Text"><text:span text:style-name="T1"><text:s text:c="10"/>+-------------------------------------+</text:span></text:span></text:p>
      <text:p text:style-name="P2"><text:span text:style-name="Source_20_Text"><text:span text:style-name="T1"><text:s text:c="10"/>| <text:s text:c="36"/>|</text:span></text:span></text:p>
      <text:p text:style-name="P2"><text:span text:style-name="Source_20_Text"><text:span text:style-name="T1">+----------------+ <text:s text:c="11"/>+----------------+ <text:s text:c="10"/>+----------------+</text:span></text:span></text:p>
      <text:p text:style-name="P2"><text:span text:style-name="Source_20_Text"><text:span text:style-name="T1">| Créer une tâche | <text:s text:c="11"/>| Modifier une <text:s text:c="2"/>| <text:s text:c="10"/>| Marquer une <text:s text:c="3"/>|</text:span></text:span></text:p>
      <text:p text:style-name="P2"><text:span text:style-name="Source_20_Text"><text:span text:style-name="T1">+----------------+ <text:s text:c="11"/>| tâche <text:s text:c="9"/>| <text:s text:c="10"/>| tâche comme <text:s text:c="3"/>|</text:span></text:span></text:p>
      <text:p text:style-name="P2"><text:span text:style-name="Source_20_Text"><text:span text:style-name="T1">| Description <text:s text:c="3"/>| <text:s text:c="11"/>| Description, <text:s text:c="2"/>| <text:s text:c="10"/>| terminée <text:s text:c="6"/>|</text:span></text:span></text:p>
      <text:p text:style-name="P2"><text:span text:style-name="Source_20_Text"><text:span text:style-name="T1">| Date d'échéance| <text:s text:c="11"/>| date d'échéance| <text:s text:c="10"/>| <text:s text:c="15"/>|</text:span></text:span></text:p>
      <text:p text:style-name="P2"><text:span text:style-name="Source_20_Text"><text:span text:style-name="T1">| Priorité <text:s text:c="6"/>| <text:s text:c="11"/>| ou priorité <text:s text:c="3"/>| <text:s text:c="10"/>| <text:s text:c="15"/>|</text:span></text:span></text:p>
      <text:p text:style-name="P2"><text:span text:style-name="Source_20_Text"><text:span text:style-name="T1">+----------------+ <text:s text:c="11"/>+----------------+ <text:s text:c="10"/>+----------------+</text:span></text:span></text:p>
      <text:p text:style-name="P2"><text:span text:style-name="Source_20_Text"><text:span text:style-name="T1"><text:s text:c="10"/>| <text:s text:c="36"/>|</text:span></text:span></text:p>
      <text:p text:style-name="P2"><text:span text:style-name="Source_20_Text"><text:span text:style-name="T1"><text:s text:c="10"/>| <text:s text:c="36"/>|</text:span></text:span></text:p>
      <text:p text:style-name="P2"><text:span text:style-name="Source_20_Text"><text:span text:style-name="T1"><text:s text:c="10"/>+-------------------------------------+</text:span></text:span></text:p>
      <text:p text:style-name="P2"><text:span text:style-name="Source_20_Text"><text:span text:style-name="T1"><text:s text:c="25"/>|</text:span></text:span></text:p>
      <text:p text:style-name="P2"><text:span text:style-name="Source_20_Text"><text:span text:style-name="T1"><text:s text:c="25"/>| Supprime</text:span></text:span></text:p>
      <text:p text:style-name="P2"><text:span text:style-name="Source_20_Text"><text:span text:style-name="T1"><text:s text:c="25"/>|</text:span></text:span></text:p>
      <text:p text:style-name="P2"><text:span text:style-name="Source_20_Text"><text:span text:style-name="T1"><text:s text:c="16"/>+-----------------+</text:span></text:span></text:p>
      <text:p text:style-name="P2"><text:span text:style-name="Source_20_Text"><text:span text:style-name="T1"><text:s text:c="16"/>| <text:s text:c="2"/>Tâche <text:s text:c="8"/>|</text:span></text:span></text:p>
      <text:p text:style-name="P1"><text:span text:style-name="Source_20_Text"><text:span text:style-name="T1"><text:s text:c="16"/>+-----------------+</text:span></text:span></text:p>
      <text:p text:style-name="P3">Dans ce diagramme, l'acteur principal est l'utilisateur, qui interagit avec l'application de liste de tâches. L'application elle-même est représentée comme un système externe, avec lequel l'utilisateur interagit pour réaliser différentes actions.</text:p>
      <text:p text:style-name="P3">Les cas d'utilisation possibles pour cette application sont représentés sous forme de boîtes, avec les différentes actions que l'utilisateur peut effectuer sur le système. Par exemple, l'utilisateur peut créer une tâche en saisissant une description, une date d'échéance et une priorité. Il peut également modifier une tâche existante en modifiant sa description, sa date d'échéance ou sa priorité. Enfin, il peut marquer une tâche comme terminée une fois qu'elle a été accomplie.</text:p>
      <text:p text:style-name="P3">La liste de tâches est le point central de l'application, car c'est là que l'utilisateur peut voir toutes les tâches qu'il a créées. La tâche elle-même est représentée comme une entité distincte, qui peut être supprimée de la liste de tâches une fois qu'elle est terminée ou qu'elle n'est plus nécessai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7:43:15.199000000</meta:creation-date>
    <dc:date>2023-05-02T17:43:33.553000000</dc:date>
    <meta:editing-duration>PT19S</meta:editing-duration>
    <meta:editing-cycles>1</meta:editing-cycles>
    <meta:document-statistic meta:table-count="0" meta:image-count="0" meta:object-count="0" meta:page-count="1" meta:paragraph-count="34" meta:word-count="263" meta:character-count="2441" meta:non-whitespace-character-count="1446"/>
    <meta:generator>LibreOffice/7.4.3.2$Windows_X86_64 LibreOffice_project/1048a8393ae2eeec98dff31b5c133c5f1d08b890</meta:generator>
  </office:meta>
</office:document-meta>
</file>